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venir Next" svg:font-family="'Avenir Next'" style:font-pitch="variable"/>
    <style:font-face style:name="Avenir Next Demi Bold" svg:font-family="'Avenir Next Demi Bold'" style:font-adornments="Demi 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94%"/>
      <style:text-properties fo:color="#666666" style:text-line-through-style="solid" style:text-line-through-type="single" style:font-name="Avenir Next" fo:font-size="9pt" officeooo:rsid="0017de6d" officeooo:paragraph-rsid="0017de6d" style:font-size-asian="9pt" style:font-size-complex="9pt"/>
    </style:style>
    <style:style style:name="P2" style:family="paragraph" style:parent-style-name="Standard">
      <style:paragraph-properties fo:line-height="94%"/>
      <style:text-properties fo:color="#666666" style:font-name="Avenir Next" fo:font-size="9pt" officeooo:rsid="00200da9" officeooo:paragraph-rsid="0038fdf4" style:font-size-asian="9pt" style:font-size-complex="9pt"/>
    </style:style>
    <style:style style:name="P3" style:family="paragraph" style:parent-style-name="Standard">
      <style:paragraph-properties fo:line-height="94%"/>
      <style:text-properties fo:color="#666666" style:font-name="Avenir Next" fo:font-size="9pt" officeooo:rsid="0028d883" officeooo:paragraph-rsid="0038fdf4" style:font-size-asian="9pt" style:font-size-complex="9pt"/>
    </style:style>
    <style:style style:name="P4" style:family="paragraph" style:parent-style-name="Standard">
      <style:paragraph-properties fo:line-height="94%"/>
      <style:text-properties fo:color="#147864" style:font-name="Avenir Next" fo:font-size="9pt" officeooo:rsid="0038a731" officeooo:paragraph-rsid="0039b629" style:font-size-asian="9pt" style:font-size-complex="9pt"/>
    </style:style>
    <style:style style:name="P5" style:family="paragraph" style:parent-style-name="Standard">
      <style:paragraph-properties fo:line-height="94%" fo:text-align="end" style:justify-single-word="false"/>
      <style:text-properties fo:color="#322300" style:font-name="Avenir Next" fo:font-size="9pt" officeooo:rsid="00467f88" officeooo:paragraph-rsid="00467f88" style:font-size-asian="9pt" style:font-size-complex="9pt"/>
    </style:style>
    <style:style style:name="P6" style:family="paragraph" style:parent-style-name="Standard">
      <style:paragraph-properties fo:line-height="94%"/>
      <style:text-properties fo:color="#322300" style:font-name="Avenir Next" fo:font-size="9pt" officeooo:rsid="0017de6d" officeooo:paragraph-rsid="0017de6d" style:font-size-asian="9pt" style:font-size-complex="9pt"/>
    </style:style>
    <style:style style:name="P7" style:family="paragraph" style:parent-style-name="Standard">
      <style:paragraph-properties fo:line-height="94%"/>
      <style:text-properties fo:color="#322300" style:font-name="Avenir Next" fo:font-size="9pt" officeooo:rsid="001932a3" officeooo:paragraph-rsid="001932a3" style:font-size-asian="9pt" style:font-size-complex="9pt"/>
    </style:style>
    <style:style style:name="P8" style:family="paragraph" style:parent-style-name="Standard">
      <style:paragraph-properties fo:line-height="94%"/>
      <style:text-properties fo:color="#322300" style:font-name="Avenir Next" fo:font-size="9pt" officeooo:rsid="001932a3" officeooo:paragraph-rsid="0038fdf4" style:font-size-asian="9pt" style:font-size-complex="9pt"/>
    </style:style>
    <style:style style:name="P9" style:family="paragraph" style:parent-style-name="Standard">
      <style:paragraph-properties fo:line-height="94%"/>
      <style:text-properties fo:color="#322300" style:font-name="Avenir Next" fo:font-size="9pt" officeooo:rsid="001932a3" officeooo:paragraph-rsid="0039b629" style:font-size-asian="9pt" style:font-size-complex="9pt"/>
    </style:style>
    <style:style style:name="P10" style:family="paragraph" style:parent-style-name="Standard">
      <style:paragraph-properties fo:line-height="94%"/>
      <style:text-properties fo:color="#322300" style:font-name="Avenir Next" fo:font-size="9pt" officeooo:rsid="001b8d45" officeooo:paragraph-rsid="0038fdf4" style:font-size-asian="9pt" style:font-size-complex="9pt"/>
    </style:style>
    <style:style style:name="P11" style:family="paragraph" style:parent-style-name="Standard">
      <style:paragraph-properties fo:line-height="94%"/>
      <style:text-properties fo:color="#322300" style:font-name="Avenir Next" fo:font-size="9pt" officeooo:rsid="001b8d45" officeooo:paragraph-rsid="0039b629" style:font-size-asian="9pt" style:font-size-complex="9pt"/>
    </style:style>
    <style:style style:name="P12" style:family="paragraph" style:parent-style-name="Standard">
      <style:paragraph-properties fo:line-height="94%"/>
      <style:text-properties fo:color="#322300" style:font-name="Avenir Next" fo:font-size="9pt" officeooo:rsid="001b8d45" officeooo:paragraph-rsid="001b8d45" style:font-size-asian="9pt" style:font-size-complex="9pt"/>
    </style:style>
    <style:style style:name="P13" style:family="paragraph" style:parent-style-name="Standard">
      <style:paragraph-properties fo:line-height="94%"/>
      <style:text-properties fo:color="#322300" style:font-name="Avenir Next" fo:font-size="9pt" officeooo:rsid="001b8d45" officeooo:paragraph-rsid="00359f99" style:font-size-asian="9pt" style:font-size-complex="9pt"/>
    </style:style>
    <style:style style:name="P14" style:family="paragraph" style:parent-style-name="Standard">
      <style:paragraph-properties fo:line-height="94%"/>
      <style:text-properties fo:color="#322300" style:font-name="Avenir Next" fo:font-size="9pt" officeooo:rsid="001b8d45" officeooo:paragraph-rsid="001ce906" style:font-size-asian="9pt" style:font-size-complex="9pt"/>
    </style:style>
    <style:style style:name="P15" style:family="paragraph" style:parent-style-name="Standard">
      <style:paragraph-properties fo:line-height="94%"/>
      <style:text-properties fo:color="#322300" style:font-name="Avenir Next" fo:font-size="9pt" officeooo:rsid="001b8d45" officeooo:paragraph-rsid="00427dfe" style:font-size-asian="9pt" style:font-size-complex="9pt"/>
    </style:style>
    <style:style style:name="P16" style:family="paragraph" style:parent-style-name="Standard">
      <style:paragraph-properties fo:line-height="94%"/>
      <style:text-properties fo:color="#322300" style:font-name="Avenir Next" fo:font-size="9pt" officeooo:rsid="001b8d45" officeooo:paragraph-rsid="0040f235" style:font-size-asian="9pt" style:font-size-complex="9pt"/>
    </style:style>
    <style:style style:name="P17" style:family="paragraph" style:parent-style-name="Standard">
      <style:paragraph-properties fo:line-height="94%"/>
      <style:text-properties fo:color="#322300" style:font-name="Avenir Next" fo:font-size="9pt" officeooo:rsid="00200da9" officeooo:paragraph-rsid="0038fdf4" style:font-size-asian="9pt" style:font-size-complex="9pt"/>
    </style:style>
    <style:style style:name="P18" style:family="paragraph" style:parent-style-name="Standard">
      <style:paragraph-properties fo:line-height="94%"/>
      <style:text-properties fo:color="#322300" style:font-name="Avenir Next" fo:font-size="9pt" officeooo:rsid="00200da9" officeooo:paragraph-rsid="00200da9" style:font-size-asian="9pt" style:font-size-complex="9pt"/>
    </style:style>
    <style:style style:name="P19" style:family="paragraph" style:parent-style-name="Standard">
      <style:paragraph-properties fo:line-height="94%"/>
      <style:text-properties fo:color="#322300" style:font-name="Avenir Next" fo:font-size="9pt" officeooo:rsid="001ee0cb" officeooo:paragraph-rsid="0039b629" style:font-size-asian="9pt" style:font-size-complex="9pt"/>
    </style:style>
    <style:style style:name="P20" style:family="paragraph" style:parent-style-name="Standard">
      <style:paragraph-properties fo:line-height="94%"/>
      <style:text-properties fo:color="#322300" style:font-name="Avenir Next" fo:font-size="9pt" officeooo:rsid="001ee0cb" officeooo:paragraph-rsid="001ee0cb" style:font-size-asian="9pt" style:font-size-complex="9pt"/>
    </style:style>
    <style:style style:name="P21" style:family="paragraph" style:parent-style-name="Standard">
      <style:paragraph-properties fo:line-height="94%"/>
      <style:text-properties fo:color="#322300" style:font-name="Avenir Next" fo:font-size="9pt" officeooo:rsid="002a8beb" officeooo:paragraph-rsid="0039b629" style:font-size-asian="9pt" style:font-size-complex="9pt"/>
    </style:style>
    <style:style style:name="P22" style:family="paragraph" style:parent-style-name="Standard">
      <style:paragraph-properties fo:line-height="94%"/>
      <style:text-properties fo:color="#322300" style:font-name="Avenir Next" fo:font-size="9pt" officeooo:rsid="002bf30b" officeooo:paragraph-rsid="0039b629" style:font-size-asian="9pt" style:font-size-complex="9pt"/>
    </style:style>
    <style:style style:name="P23" style:family="paragraph" style:parent-style-name="Standard">
      <style:paragraph-properties fo:line-height="94%"/>
      <style:text-properties fo:color="#322300" style:font-name="Avenir Next" fo:font-size="9pt" officeooo:rsid="002bf30b" officeooo:paragraph-rsid="002bf30b" style:font-size-asian="9pt" style:font-size-complex="9pt"/>
    </style:style>
    <style:style style:name="P24" style:family="paragraph" style:parent-style-name="Standard">
      <style:paragraph-properties fo:line-height="94%"/>
      <style:text-properties fo:color="#322300" style:font-name="Avenir Next" fo:font-size="9pt" officeooo:rsid="002c69e3" officeooo:paragraph-rsid="002c69e3" style:font-size-asian="9pt" style:font-size-complex="9pt"/>
    </style:style>
    <style:style style:name="P25" style:family="paragraph" style:parent-style-name="Standard">
      <style:paragraph-properties fo:line-height="94%"/>
      <style:text-properties fo:color="#322300" style:font-name="Avenir Next" fo:font-size="9pt" officeooo:rsid="002cc473" officeooo:paragraph-rsid="00467f88" style:font-size-asian="9pt" style:font-size-complex="9pt"/>
    </style:style>
    <style:style style:name="P26" style:family="paragraph" style:parent-style-name="Standard">
      <style:paragraph-properties fo:line-height="94%"/>
      <style:text-properties fo:color="#322300" style:font-name="Avenir Next" fo:font-size="9pt" officeooo:rsid="001a220c" officeooo:paragraph-rsid="001a220c" style:font-size-asian="9pt" style:font-size-complex="9pt"/>
    </style:style>
    <style:style style:name="P27" style:family="paragraph" style:parent-style-name="Standard">
      <style:paragraph-properties fo:line-height="94%"/>
      <style:text-properties fo:color="#322300" style:font-name="Avenir Next" fo:font-size="9pt" officeooo:rsid="00216ccb" officeooo:paragraph-rsid="00216ccb" style:font-size-asian="9pt" style:font-size-complex="9pt"/>
    </style:style>
    <style:style style:name="P28" style:family="paragraph" style:parent-style-name="Standard">
      <style:paragraph-properties fo:line-height="94%"/>
      <style:text-properties fo:color="#322300" style:font-name="Avenir Next" fo:font-size="9pt" officeooo:rsid="002d7c3e" officeooo:paragraph-rsid="002d7c3e" style:font-size-asian="9pt" style:font-size-complex="9pt"/>
    </style:style>
    <style:style style:name="P29" style:family="paragraph" style:parent-style-name="Standard">
      <style:paragraph-properties fo:line-height="94%"/>
      <style:text-properties fo:color="#322300" style:font-name="Avenir Next" fo:font-size="9pt" officeooo:rsid="0022e1e3" officeooo:paragraph-rsid="0022e1e3" style:font-size-asian="9pt" style:font-size-complex="9pt"/>
    </style:style>
    <style:style style:name="P30" style:family="paragraph" style:parent-style-name="Standard">
      <style:paragraph-properties fo:line-height="94%"/>
      <style:text-properties fo:color="#322300" style:font-name="Avenir Next" fo:font-size="9pt" officeooo:rsid="00184975" officeooo:paragraph-rsid="00184975" style:font-size-asian="9pt" style:font-size-complex="9pt"/>
    </style:style>
    <style:style style:name="P31" style:family="paragraph" style:parent-style-name="Standard">
      <style:paragraph-properties fo:line-height="94%"/>
      <style:text-properties fo:color="#322300" style:font-name="Avenir Next" fo:font-size="9pt" officeooo:rsid="001ab3aa" officeooo:paragraph-rsid="00359f99" style:font-size-asian="9pt" style:font-size-complex="9pt"/>
    </style:style>
    <style:style style:name="P32" style:family="paragraph" style:parent-style-name="Standard">
      <style:paragraph-properties fo:line-height="94%"/>
      <style:text-properties fo:color="#322300" style:font-name="Avenir Next" fo:font-size="9pt" officeooo:rsid="001ab3aa" officeooo:paragraph-rsid="001ab3aa" style:font-size-asian="9pt" style:font-size-complex="9pt"/>
    </style:style>
    <style:style style:name="P33" style:family="paragraph" style:parent-style-name="Standard">
      <style:paragraph-properties fo:line-height="94%"/>
      <style:text-properties fo:color="#322300" style:font-name="Avenir Next" fo:font-size="9pt" officeooo:rsid="001ab3aa" officeooo:paragraph-rsid="001ce906" style:font-size-asian="9pt" style:font-size-complex="9pt"/>
    </style:style>
    <style:style style:name="P34" style:family="paragraph" style:parent-style-name="Standard">
      <style:paragraph-properties fo:line-height="94%"/>
      <style:text-properties fo:color="#322300" style:font-name="Avenir Next" fo:font-size="9pt" officeooo:rsid="001ab3aa" officeooo:paragraph-rsid="001b8d45" style:font-size-asian="9pt" style:font-size-complex="9pt"/>
    </style:style>
    <style:style style:name="P35" style:family="paragraph" style:parent-style-name="Standard">
      <style:paragraph-properties fo:line-height="94%"/>
      <style:text-properties fo:color="#322300" style:font-name="Avenir Next" fo:font-size="9pt" officeooo:rsid="0024c471" officeooo:paragraph-rsid="00427dfe" style:font-size-asian="9pt" style:font-size-complex="9pt"/>
    </style:style>
    <style:style style:name="P36" style:family="paragraph" style:parent-style-name="Standard">
      <style:paragraph-properties fo:line-height="94%"/>
      <style:text-properties fo:color="#322300" style:font-name="Avenir Next" fo:font-size="9pt" officeooo:rsid="002f5f2a" officeooo:paragraph-rsid="0040f235" style:font-size-asian="9pt" style:font-size-complex="9pt"/>
    </style:style>
    <style:style style:name="P37" style:family="paragraph" style:parent-style-name="Standard">
      <style:paragraph-properties fo:line-height="94%"/>
      <style:text-properties fo:color="#322300" style:font-name="Avenir Next" fo:font-size="9pt" officeooo:rsid="0026ba46" officeooo:paragraph-rsid="0040f235" style:font-size-asian="9pt" style:font-size-complex="9pt"/>
    </style:style>
    <style:style style:name="P38" style:family="paragraph" style:parent-style-name="Standard">
      <style:paragraph-properties fo:line-height="94%"/>
      <style:text-properties fo:color="#322300" style:font-name="Avenir Next" fo:font-size="9pt" officeooo:rsid="002e2492" officeooo:paragraph-rsid="0040f235" style:font-size-asian="9pt" style:font-size-complex="9pt"/>
    </style:style>
    <style:style style:name="P39" style:family="paragraph" style:parent-style-name="Standard">
      <style:paragraph-properties fo:line-height="94%" fo:text-align="end" style:justify-single-word="false"/>
      <style:text-properties fo:color="#322300" style:font-name="Avenir Next Demi Bold" fo:font-size="9pt" officeooo:rsid="0048ee17" officeooo:paragraph-rsid="0048ee17" style:font-size-asian="9pt" style:font-size-complex="9pt"/>
    </style:style>
    <style:style style:name="P40" style:family="paragraph" style:parent-style-name="Standard">
      <style:paragraph-properties fo:line-height="94%"/>
      <style:text-properties fo:color="#322300" style:text-line-through-style="none" style:text-line-through-type="none" style:font-name="Avenir Next" fo:font-size="9pt" officeooo:rsid="0024c471" officeooo:paragraph-rsid="00427dfe" style:font-size-asian="9pt" style:font-size-complex="9pt"/>
    </style:style>
    <style:style style:name="P41" style:family="paragraph" style:parent-style-name="Standard">
      <style:paragraph-properties fo:line-height="94%"/>
      <style:text-properties fo:color="#e6503c" style:font-name="Avenir Next" fo:font-size="9pt" officeooo:rsid="0017de6d" officeooo:paragraph-rsid="0017de6d" style:font-size-asian="9pt" style:font-size-complex="9pt"/>
    </style:style>
    <style:style style:name="P42" style:family="paragraph" style:parent-style-name="Standard">
      <style:paragraph-properties fo:line-height="94%"/>
      <style:text-properties officeooo:paragraph-rsid="001a220c"/>
    </style:style>
    <style:style style:name="P43" style:family="paragraph" style:parent-style-name="Standard">
      <style:paragraph-properties fo:line-height="94%"/>
      <style:text-properties officeooo:paragraph-rsid="001b8d45"/>
    </style:style>
    <style:style style:name="P44" style:family="paragraph" style:parent-style-name="Standard">
      <style:paragraph-properties fo:line-height="94%"/>
      <style:text-properties officeooo:paragraph-rsid="001ab3aa"/>
    </style:style>
    <style:style style:name="P45" style:family="paragraph" style:parent-style-name="Standard">
      <style:paragraph-properties fo:line-height="94%"/>
      <style:text-properties fo:color="#b47804" style:font-name="Avenir Next" fo:font-size="9pt" officeooo:rsid="002e2492" officeooo:paragraph-rsid="0040f235" style:font-size-asian="9pt" style:font-size-complex="9pt"/>
    </style:style>
    <style:style style:name="P46" style:family="paragraph" style:parent-style-name="Standard">
      <style:paragraph-properties fo:line-height="94%"/>
      <style:text-properties fo:color="#b47804" style:font-name="Avenir Next" fo:font-size="9pt" officeooo:rsid="0026ba46" officeooo:paragraph-rsid="0040f235" style:font-size-asian="9pt" style:font-size-complex="9pt"/>
    </style:style>
    <style:style style:name="P47" style:family="paragraph" style:parent-style-name="Standard">
      <style:paragraph-properties fo:line-height="94%"/>
      <style:text-properties fo:color="#b47804" style:font-name="Avenir Next" fo:font-size="9pt" officeooo:rsid="002f5f2a" officeooo:paragraph-rsid="0040f235" style:font-size-asian="9pt" style:font-size-complex="9pt"/>
    </style:style>
    <style:style style:name="P48" style:family="paragraph" style:parent-style-name="Standard">
      <style:paragraph-properties fo:line-height="94%"/>
      <style:text-properties fo:color="#b47804" style:font-name="Avenir Next" fo:font-size="9pt" officeooo:rsid="001b8d45" officeooo:paragraph-rsid="001ce906" style:font-size-asian="9pt" style:font-size-complex="9pt"/>
    </style:style>
    <style:style style:name="P49" style:family="paragraph" style:parent-style-name="Standard">
      <style:paragraph-properties fo:line-height="94%"/>
      <style:text-properties fo:color="#b47804" style:text-line-through-style="none" style:text-line-through-type="none" style:font-name="Avenir Next" fo:font-size="9pt" officeooo:rsid="002f5f2a" officeooo:paragraph-rsid="0040f235" style:font-size-asian="9pt" style:font-size-complex="9pt"/>
    </style:style>
    <style:style style:name="T1" style:family="text">
      <style:text-properties fo:color="#666666"/>
    </style:style>
    <style:style style:name="T2" style:family="text">
      <style:text-properties fo:color="#666666" style:text-line-through-style="solid" style:text-line-through-type="single"/>
    </style:style>
    <style:style style:name="T3" style:family="text">
      <style:text-properties fo:color="#666666" style:text-line-through-style="solid" style:text-line-through-type="single" style:font-name="Avenir Next"/>
    </style:style>
    <style:style style:name="T4" style:family="text">
      <style:text-properties fo:color="#666666" style:text-line-through-style="solid" style:text-line-through-type="single" style:font-name="Avenir Next" fo:font-size="9pt" officeooo:rsid="001ab3aa" style:font-size-asian="9pt" style:font-size-complex="9pt"/>
    </style:style>
    <style:style style:name="T5" style:family="text">
      <style:text-properties fo:color="#666666" officeooo:rsid="0027fd23"/>
    </style:style>
    <style:style style:name="T6" style:family="text">
      <style:text-properties fo:color="#322300" style:font-name="Avenir Next" fo:font-size="9pt" officeooo:rsid="001b8d45" style:font-size-asian="9pt" style:font-size-complex="9pt"/>
    </style:style>
    <style:style style:name="T7" style:family="text">
      <style:text-properties fo:color="#322300" style:font-name="Avenir Next" fo:font-size="9pt" officeooo:rsid="0027fd23" style:font-size-asian="9pt" style:font-size-complex="9pt"/>
    </style:style>
    <style:style style:name="T8" style:family="text">
      <style:text-properties fo:color="#322300" style:font-name="Avenir Next" fo:font-size="9pt" officeooo:rsid="001a220c" style:font-size-asian="9pt" style:font-size-complex="9pt"/>
    </style:style>
    <style:style style:name="T9" style:family="text">
      <style:text-properties officeooo:rsid="0027fd23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38a731"/>
    </style:style>
    <style:style style:name="T12" style:family="text">
      <style:text-properties officeooo:rsid="0032762d"/>
    </style:style>
    <style:style style:name="T13" style:family="text">
      <style:text-properties style:font-name="Avenir Next Demi Bold"/>
    </style:style>
    <style:style style:name="T14" style:family="text">
      <style:text-properties style:font-name="Avenir Next Demi Bold" style:text-underline-style="solid" style:text-underline-width="auto" style:text-underline-color="font-color"/>
    </style:style>
    <style:style style:name="T15" style:family="text">
      <style:text-properties fo:color="#e6503c"/>
    </style:style>
    <style:style style:name="T16" style:family="text">
      <style:text-properties fo:color="#e6503c" style:font-name="Avenir Next Demi Bold"/>
    </style:style>
    <style:style style:name="T17" style:family="text">
      <style:text-properties fo:color="#e6503c" style:font-name="Avenir Next Demi Bold" style:text-underline-style="solid" style:text-underline-width="auto" style:text-underline-color="font-color"/>
    </style:style>
    <style:style style:name="T18" style:family="text">
      <style:text-properties fo:color="#e6503c" officeooo:rsid="0032aee2"/>
    </style:style>
    <style:style style:name="T19" style:family="text">
      <style:text-properties fo:color="#e6503c" style:font-name="Avenir Next" officeooo:rsid="0034f1ec"/>
    </style:style>
    <style:style style:name="T20" style:family="text">
      <style:text-properties fo:color="#e6503c" officeooo:rsid="0027fd23"/>
    </style:style>
    <style:style style:name="T21" style:family="text">
      <style:text-properties fo:color="#e6503c" officeooo:rsid="0038a731"/>
    </style:style>
    <style:style style:name="T22" style:family="text">
      <style:text-properties fo:color="#00a0d2" officeooo:rsid="0033668c"/>
    </style:style>
    <style:style style:name="T23" style:family="text">
      <style:text-properties fo:color="#00a0d2" style:font-name="Avenir Next Demi Bold"/>
    </style:style>
    <style:style style:name="T24" style:family="text">
      <style:text-properties fo:color="#780373"/>
    </style:style>
    <style:style style:name="T25" style:family="text">
      <style:text-properties fo:color="#780373" officeooo:rsid="0038a731"/>
    </style:style>
    <style:style style:name="T26" style:family="text">
      <style:text-properties fo:color="#780373" style:font-name="Avenir Next Demi Bold"/>
    </style:style>
    <style:style style:name="T27" style:family="text">
      <style:text-properties fo:color="#780373" style:font-name="Avenir Next Demi Bold" style:text-underline-style="solid" style:text-underline-width="auto" style:text-underline-color="font-color"/>
    </style:style>
    <style:style style:name="T28" style:family="text">
      <style:text-properties officeooo:rsid="0038a731"/>
    </style:style>
    <style:style style:name="T29" style:family="text">
      <style:text-properties fo:color="#147864"/>
    </style:style>
    <style:style style:name="T30" style:family="text">
      <style:text-properties fo:color="#147864" officeooo:rsid="0038a731"/>
    </style:style>
    <style:style style:name="T31" style:family="text">
      <style:text-properties fo:color="#147864" style:font-name="Avenir Next Demi Bold"/>
    </style:style>
    <style:style style:name="T32" style:family="text">
      <style:text-properties fo:color="#147864" style:font-name="Avenir Next Demi Bold" style:text-underline-style="solid" style:text-underline-width="auto" style:text-underline-color="font-color"/>
    </style:style>
    <style:style style:name="T33" style:family="text">
      <style:text-properties fo:color="#147864" style:font-name="Avenir Next Demi Bold" fo:font-size="9pt" style:text-underline-style="solid" style:text-underline-width="auto" style:text-underline-color="font-color" officeooo:rsid="001a220c" style:font-size-asian="9pt" style:font-size-complex="9pt"/>
    </style:style>
    <style:style style:name="T34" style:family="text">
      <style:text-properties fo:color="#147864" style:text-line-through-style="none" style:text-line-through-type="none" style:font-name="Avenir Next Demi Bold" style:text-underline-style="solid" style:text-underline-width="auto" style:text-underline-color="font-color"/>
    </style:style>
    <style:style style:name="T35" style:family="text">
      <style:text-properties fo:color="#147864" style:text-line-through-style="none" style:text-line-through-type="none" style:font-name="Avenir Next" style:text-underline-style="none"/>
    </style:style>
    <style:style style:name="T36" style:family="text">
      <style:text-properties fo:color="#147864" style:text-line-through-style="none" style:text-line-through-type="none" style:font-name="Avenir Next" style:text-underline-style="none" officeooo:rsid="00452de0"/>
    </style:style>
    <style:style style:name="T37" style:family="text">
      <style:text-properties fo:color="#147864" style:font-name="Avenir Next"/>
    </style:style>
    <style:style style:name="T38" style:family="text">
      <style:text-properties fo:color="#147864" style:font-name="Avenir Next" fo:font-size="9pt" style:text-underline-style="none" officeooo:rsid="003bee19" style:font-size-asian="9pt" style:font-size-complex="9pt"/>
    </style:style>
    <style:style style:name="T39" style:family="text">
      <style:text-properties fo:color="#147864" style:font-name="Avenir Next" fo:font-size="9pt" style:text-underline-style="none" officeooo:rsid="003f5980" style:font-size-asian="9pt" style:font-size-complex="9pt"/>
    </style:style>
    <style:style style:name="T40" style:family="text">
      <style:text-properties fo:color="#147864" style:font-name="Avenir Next" fo:font-size="9pt" style:text-underline-style="none" officeooo:rsid="004ba6a5" style:font-size-asian="9pt" style:font-size-complex="9pt"/>
    </style:style>
    <style:style style:name="T41" style:family="text">
      <style:text-properties fo:color="#002855"/>
    </style:style>
    <style:style style:name="T42" style:family="text">
      <style:text-properties fo:color="#002855" style:font-name="Avenir Next Demi Bold"/>
    </style:style>
    <style:style style:name="T43" style:family="text">
      <style:text-properties fo:color="#002855" style:font-name="Avenir Next Demi Bold" fo:font-size="9pt" style:text-underline-style="solid" style:text-underline-width="auto" style:text-underline-color="font-color" officeooo:rsid="001b8d45" style:font-size-asian="9pt" style:font-size-complex="9pt"/>
    </style:style>
    <style:style style:name="T44" style:family="text">
      <style:text-properties fo:color="#002855" style:font-name="Avenir Next" fo:font-size="9pt" officeooo:rsid="003d519c" style:font-size-asian="9pt" style:font-size-complex="9pt"/>
    </style:style>
    <style:style style:name="T45" style:family="text">
      <style:text-properties fo:color="#002855" style:font-name="Avenir Next" fo:font-size="9pt" officeooo:rsid="003dd0c7" style:font-size-asian="9pt" style:font-size-complex="9pt"/>
    </style:style>
    <style:style style:name="T46" style:family="text">
      <style:text-properties fo:color="#b47804"/>
    </style:style>
    <style:style style:name="T47" style:family="text">
      <style:text-properties fo:color="#b47804" style:font-name="Avenir Next Demi Bold"/>
    </style:style>
    <style:style style:name="T48" style:family="text">
      <style:text-properties fo:color="#b47804" style:font-name="Avenir Next Demi Bold" officeooo:rsid="00427dfe"/>
    </style:style>
    <style:style style:name="T49" style:family="text">
      <style:text-properties fo:color="#b47804" style:font-name="Avenir Next Demi Bold" style:text-underline-style="solid" style:text-underline-width="auto" style:text-underline-color="font-color"/>
    </style:style>
    <style:style style:name="T50" style:family="text">
      <style:text-properties fo:color="#b47804" style:font-name="Avenir Next Demi Bold" fo:font-size="9pt" style:text-underline-style="solid" style:text-underline-width="auto" style:text-underline-color="font-color" officeooo:rsid="001a220c" style:font-size-asian="9pt" style:font-size-complex="9pt"/>
    </style:style>
    <style:style style:name="T51" style:family="text">
      <style:text-properties fo:color="#b47804" style:text-line-through-style="none" style:text-line-through-type="none"/>
    </style:style>
    <style:style style:name="T52" style:family="text">
      <style:text-properties fo:color="#b47804" style:font-name="Avenir Next" fo:font-size="9pt" style:text-underline-style="none" officeooo:rsid="003bee19" style:font-size-asian="9pt" style:font-size-complex="9pt"/>
    </style:style>
    <style:style style:name="T53" style:family="text">
      <style:text-properties fo:color="#b47804" style:font-name="Avenir Next" fo:font-size="9pt" style:text-underline-style="none" officeooo:rsid="004ba6a5" style:font-size-asian="9pt" style:font-size-complex="9pt"/>
    </style:style>
    <style:style style:name="T54" style:family="text">
      <style:text-properties officeooo:rsid="004399b5"/>
    </style:style>
    <style:style style:name="T55" style:family="text">
      <style:text-properties officeooo:rsid="0047add1"/>
    </style:style>
    <style:style style:name="T56" style:family="text">
      <style:text-properties officeooo:rsid="004ba6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4">Agent</text:span><text:span text:style-name="T12"> (agency)</text:span></text:p>
      <text:p text:style-name="P6"><text:tab/><text:span text:style-name="T9"><text:tab/></text:span><text:span text:style-name="T16">GoalOrientedAgent</text:span></text:p>
      <text:p text:style-name="P6"><text:tab/><text:tab/><text:span text:style-name="T9"><text:tab/><text:tab/></text:span><text:span text:style-name="T2">IntelligentAgent</text:span></text:p>
      <text:p text:style-name="P7"><text:tab/><text:tab/><text:span text:style-name="T9"><text:tab/><text:tab/><text:tab/></text:span><text:tab/><text:span text:style-name="T15">GoalDirectedAgent</text:span></text:p>
      <text:p text:style-name="P7"><text:tab/><text:tab/><text:tab/><text:span text:style-name="T9"><text:tab/><text:tab/><text:tab/></text:span><text:span text:style-name="T2">KnowledgeBasedAgent</text:span></text:p>
      <text:p text:style-name="P7"><text:tab/><text:tab/><text:span text:style-name="T9"><text:tab/><text:tab/><text:tab/></text:span><text:tab/><text:span text:style-name="T2">RationalAgent</text:span></text:p>
      <text:p text:style-name="P6"/>
      <text:p text:style-name="P6"/>
      <text:p text:style-name="P6"><text:span text:style-name="T9"><text:tab/></text:span><text:tab/><text:span text:style-name="T16">Interlocutor</text:span></text:p>
      <text:p text:style-name="P6"><text:tab/><text:span text:style-name="T9"><text:tab/><text:tab/></text:span><text:tab/><text:span text:style-name="T15">KnowledgeBase</text:span></text:p>
      <text:p text:style-name="P6"><text:tab/><text:span text:style-name="T9"><text:tab/><text:tab/></text:span><text:tab/><text:span text:style-name="T15">Person</text:span></text:p>
      <text:p text:style-name="P6"><text:tab/><text:span text:style-name="T9"><text:tab/><text:tab/></text:span><text:tab/><text:span text:style-name="T15">Self</text:span><text:span text:style-name="T21"> (was "ReferenceToSelf")</text:span></text:p>
      <text:p text:style-name="P6"/>
      <text:p text:style-name="P6"/>
      <text:p text:style-name="P6"/>
      <text:p text:style-name="P1">Collective</text:p>
      <text:p text:style-name="P6"><text:span text:style-name="T9"><text:tab/></text:span><text:tab/><text:span text:style-name="T2">MereotopologicalCollective</text:span></text:p>
      <text:p text:style-name="P1"/>
      <text:p text:style-name="P6"><text:span text:style-name="T9"><text:tab/></text:span><text:tab/><text:span text:style-name="T2">SemioticCollective</text:span></text:p>
      <text:p text:style-name="P6"><text:tab/><text:span text:style-name="T9"><text:tab/><text:tab/></text:span><text:tab/><text:span text:style-name="T32">Articulation</text:span><text:span text:style-name="T30"> (sign)</text:span></text:p>
      <text:p text:style-name="P8"><text:tab/><text:tab/><text:span text:style-name="T9"><text:tab/><text:tab/><text:tab/></text:span><text:tab/><text:span text:style-name="T31">Literal</text:span><text:span text:style-name="T30"> (was "CollectiveLiteral")</text:span></text:p>
      <text:p text:style-name="P10"><text:tab/><text:tab/><text:span text:style-name="T9"><text:tab/><text:tab/><text:tab/><text:tab/></text:span><text:tab/><text:tab/><text:span text:style-name="T29">IRI</text:span></text:p>
      <text:p text:style-name="P17"><text:tab/><text:tab/><text:tab/><text:span text:style-name="T9"><text:tab/><text:tab/><text:tab/><text:tab/><text:tab/></text:span><text:tab/><text:span text:style-name="T1"><text:tab/></text:span><text:span text:style-name="T2">ConceptualIRI</text:span></text:p>
      <text:p text:style-name="P2"><text:tab/><text:tab/><text:tab/><text:span text:style-name="T9"><text:tab/><text:tab/><text:tab/><text:tab/><text:tab/></text:span><text:tab/><text:tab/><text:span text:style-name="T10">ContextualIRI</text:span></text:p>
      <text:p text:style-name="P2"><text:tab/><text:tab/><text:tab/><text:tab/><text:span text:style-name="T9"><text:tab/><text:tab/><text:tab/><text:tab/><text:tab/></text:span><text:tab/><text:span text:style-name="T10">IndividualIRI</text:span></text:p>
      <text:p text:style-name="P2"><text:tab/><text:tab/><text:tab/><text:span text:style-name="T9"><text:tab/><text:tab/><text:tab/><text:tab/><text:tab/></text:span><text:tab/><text:tab/><text:span text:style-name="T10">RelationalIRI</text:span></text:p>
      <text:p text:style-name="P3"><text:span text:style-name="T28"><text:tab/><text:tab/><text:tab/><text:tab/><text:tab/><text:tab/><text:tab/><text:tab/><text:tab/><text:tab/><text:tab/><text:tab/></text:span><text:span text:style-name="T11">ModalIRI</text:span></text:p>
      <text:p text:style-name="P9"/>
      <text:p text:style-name="P11"><text:tab/><text:tab/><text:tab/><text:span text:style-name="T9"><text:tab/><text:tab/><text:tab/><text:tab/></text:span><text:tab/><text:span text:style-name="T3">Lexeme</text:span></text:p>
      <text:p text:style-name="P19"><text:span text:style-name="T9"><text:tab/><text:tab/><text:tab/><text:tab/><text:tab/></text:span><text:tab/><text:tab/><text:tab/><text:tab/><text:tab/><text:span text:style-name="T2">MathematicalOperator</text:span></text:p>
      <text:p text:style-name="P19"><text:tab/><text:tab/><text:tab/><text:tab/><text:span text:style-name="T9"><text:tab/><text:tab/><text:tab/><text:tab/><text:tab/></text:span><text:tab/><text:span text:style-name="T14">Unit</text:span><text:span text:style-name="T54"> (quantity)</text:span><text:span text:style-name="T55"> (was "MeasurementUnit")</text:span></text:p>
      <text:p text:style-name="P19"><text:tab/><text:tab/><text:tab/><text:span text:style-name="T9"><text:tab/><text:tab/><text:tab/><text:tab/><text:tab/></text:span><text:tab/><text:tab/><text:span text:style-name="T37">Name</text:span></text:p>
      <text:p text:style-name="P21"><text:tab/><text:tab/><text:tab/><text:tab/><text:tab/><text:tab/><text:tab/><text:tab/><text:tab/><text:tab/><text:tab/><text:tab/><text:span text:style-name="T2">MaterialIdentifier</text:span></text:p>
      <text:p text:style-name="P22"><text:tab/><text:tab/><text:tab/><text:tab/><text:tab/><text:tab/><text:tab/><text:tab/><text:tab/><text:tab/><text:tab/><text:tab/><text:span text:style-name="T2">UniqueIdentifier</text:span></text:p>
      <text:p text:style-name="P21"/>
      <text:p text:style-name="P19"><text:tab/><text:tab/><text:tab/><text:tab/><text:span text:style-name="T9"><text:tab/><text:tab/><text:tab/><text:tab/><text:tab/></text:span><text:tab/><text:span text:style-name="T2">Number</text:span></text:p>
      <text:p text:style-name="P4"/>
      <text:p text:style-name="P7"><text:tab/><text:tab/><text:span text:style-name="T9"><text:tab/><text:tab/><text:tab/></text:span><text:tab/><text:span text:style-name="T31">Utterance</text:span><text:span text:style-name="T30"> (was "CollectiveUtterance")</text:span></text:p>
      <text:p text:style-name="P7"><text:tab/><text:tab/><text:span text:style-name="T9"><text:tab/><text:tab/><text:tab/></text:span><text:tab/><text:span text:style-name="T3">Conventional</text:span></text:p>
      <text:p text:style-name="P12"><text:tab/><text:tab/><text:span text:style-name="T9"><text:tab/><text:tab/><text:tab/><text:tab/></text:span><text:tab/><text:tab/><text:span text:style-name="T14">Term</text:span><text:span text:style-name="T54"> (quantity)</text:span></text:p>
      <text:p text:style-name="P20"><text:tab/><text:tab/><text:span text:style-name="T9"><text:tab/><text:tab/><text:tab/><text:tab/><text:tab/></text:span><text:tab/><text:tab/><text:tab/><text:span text:style-name="T13">Value</text:span></text:p>
      <text:p text:style-name="P23"><text:tab/><text:tab/><text:tab/><text:tab/><text:tab/><text:tab/><text:tab/><text:tab/><text:tab/><text:tab/><text:tab/><text:tab/>QuantityValue</text:p>
      <text:p text:style-name="P23"/>
      <text:p text:style-name="P20"><text:tab/><text:tab/><text:span text:style-name="T9"><text:tab/><text:tab/><text:tab/><text:tab/><text:tab/></text:span><text:tab/><text:tab/><text:tab/><text:span text:style-name="T13">Variable</text:span></text:p>
      <text:p text:style-name="P24"><text:tab/><text:tab/><text:tab/><text:tab/><text:tab/><text:tab/><text:tab/><text:tab/><text:tab/><text:tab/><text:tab/><text:tab/>Property</text:p>
      <text:p text:style-name="P7"/>
      <text:p text:style-name="P7"><text:tab/><text:tab/><text:span text:style-name="T9"><text:tab/><text:tab/><text:tab/></text:span><text:tab/><text:span text:style-name="T2">DigitalArticulation</text:span></text:p>
      <text:p text:style-name="P12"><text:span text:style-name="T9"><text:tab/><text:tab/><text:tab/><text:tab/></text:span><text:tab/><text:tab/><text:tab/><text:tab/><text:span text:style-name="T31">DataItem</text:span></text:p>
      <text:p text:style-name="P18"><text:tab/><text:tab/><text:tab/><text:span text:style-name="T9"><text:tab/><text:tab/><text:tab/><text:tab/><text:tab/></text:span><text:tab/><text:tab/><text:span text:style-name="T35">Dyad</text:span></text:p>
      <text:p text:style-name="P25"><text:tab/><text:tab/><text:tab/><text:tab/><text:tab/><text:tab/><text:tab/><text:tab/><text:tab/><text:tab/><text:tab/><text:tab/><text:span text:style-name="T14">Equality</text:span><text:span text:style-name="T54"> (quantity)</text:span></text:p>
      <text:p text:style-name="P5">(was "EqualityArticulation")</text:p>
      <text:p text:style-name="P39">Assignment</text:p>
      <text:p text:style-name="P18"/>
      <text:p text:style-name="P18"><text:tab/><text:tab/><text:tab/><text:span text:style-name="T9"><text:tab/><text:tab/><text:tab/><text:tab/><text:tab/></text:span><text:tab/><text:tab/><text:span text:style-name="T29">Triple</text:span></text:p>
      <text:p text:style-name="P18"/>
      <text:p text:style-name="P12"><text:tab/><text:span text:style-name="T9"><text:tab/><text:tab/><text:tab/><text:tab/></text:span><text:tab/><text:tab/><text:tab/><text:span text:style-name="T31">Dataset</text:span></text:p>
      <text:p text:style-name="P12"><text:tab/><text:tab/><text:span text:style-name="T9"><text:tab/><text:tab/><text:tab/><text:tab/></text:span><text:tab/><text:tab/><text:span text:style-name="T2">DigitalConventional</text:span></text:p>
      <text:p text:style-name="P18"/>
      <text:p text:style-name="P12"><text:tab/><text:tab/><text:span text:style-name="T9"><text:tab/><text:tab/><text:tab/><text:tab/></text:span><text:tab/><text:tab/><text:span text:style-name="T27">Query</text:span><text:span text:style-name="T25"> (topic)</text:span></text:p>
      <text:p text:style-name="P7"/>
      <text:p text:style-name="P6"><text:tab/><text:span text:style-name="T9"><text:tab/><text:tab/></text:span><text:tab/><text:span text:style-name="T32">Plurality</text:span><text:span text:style-name="T30"> (sign)</text:span></text:p>
      <text:p text:style-name="P26"><text:tab/><text:tab/><text:span text:style-name="T9"><text:tab/><text:tab/><text:tab/></text:span><text:tab/><text:span text:style-name="T27">TopicalSum</text:span><text:span text:style-name="T25"> (topic)</text:span></text:p>
      <text:p text:style-name="P26"/>
      <text:p text:style-name="P6"><text:tab/><text:span text:style-name="T9"><text:tab/><text:tab/></text:span><text:tab/><text:span text:style-name="T23">Proposition</text:span><text:span text:style-name="T22"> (DOLCE Lite)</text:span></text:p>
      <text:p text:style-name="P42"><text:span text:style-name="T8"><text:tab/><text:tab/></text:span><text:span text:style-name="T7"><text:tab/><text:tab/><text:tab/></text:span><text:span text:style-name="T8"><text:tab/></text:span><text:span text:style-name="T50">Claim</text:span><text:span text:style-name="T52"> (</text:span><text:span text:style-name="T53">semiotics</text:span><text:span text:style-name="T52">)</text:span></text:p>
      <text:p text:style-name="P43"><text:soft-page-break/><text:span text:style-name="T6"><text:tab/><text:tab/></text:span><text:span text:style-name="T7"><text:tab/><text:tab/><text:tab/><text:tab/></text:span><text:span text:style-name="T6"><text:tab/><text:tab/></text:span><text:span text:style-name="T43">KnowledgeClaim</text:span><text:span text:style-name="T44"> (</text:span><text:span text:style-name="T45">epistemic</text:span><text:span text:style-name="T44">)</text:span></text:p>
      <text:p text:style-name="P27"><text:tab/><text:tab/><text:span text:style-name="T9"><text:tab/><text:tab/><text:tab/><text:tab/><text:tab/></text:span><text:tab/><text:tab/><text:tab/><text:span text:style-name="T42">ConceptualKnowledgeClaim</text:span></text:p>
      <text:p text:style-name="P27"><text:tab/><text:tab/><text:span text:style-name="T9"><text:tab/><text:tab/><text:tab/><text:tab/><text:tab/></text:span><text:tab/><text:tab/><text:tab/><text:span text:style-name="T42">NegativeKnowledgeClaim</text:span></text:p>
      <text:p text:style-name="P27"><text:tab/><text:tab/><text:span text:style-name="T9"><text:tab/><text:tab/><text:tab/><text:tab/><text:tab/></text:span><text:tab/><text:tab/><text:tab/><text:span text:style-name="T42">PropertyClaim</text:span></text:p>
      <text:p text:style-name="P28"><text:tab/><text:tab/><text:tab/><text:tab/><text:tab/><text:tab/><text:tab/><text:tab/><text:tab/><text:tab/><text:tab/><text:tab/><text:span text:style-name="T41">ModelPropertyClaim</text:span></text:p>
      <text:p text:style-name="P28"><text:tab/><text:tab/><text:tab/><text:tab/><text:tab/><text:tab/><text:tab/><text:tab/><text:tab/><text:tab/><text:tab/><text:tab/><text:span text:style-name="T41">PhysicalPropertyClaim</text:span></text:p>
      <text:p text:style-name="P12"/>
      <text:p text:style-name="P12"><text:tab/><text:span text:style-name="T9"><text:tab/><text:tab/><text:tab/><text:tab/></text:span><text:tab/><text:tab/><text:tab/><text:span text:style-name="T47">OwnClaim</text:span></text:p>
      <text:p text:style-name="P12"><text:tab/><text:tab/><text:span text:style-name="T9"><text:tab/><text:tab/><text:tab/><text:tab/></text:span><text:tab/><text:tab/><text:span text:style-name="T42">ValidityClaim</text:span></text:p>
      <text:p text:style-name="P27"><text:tab/><text:tab/><text:span text:style-name="T9"><text:tab/><text:tab/><text:tab/><text:tab/><text:tab/></text:span><text:tab/><text:tab/><text:tab/><text:span text:style-name="T2">ProofBasedValidityClaim</text:span></text:p>
      <text:p text:style-name="P27"><text:tab/><text:tab/><text:tab/><text:span text:style-name="T9"><text:tab/><text:tab/><text:tab/><text:tab/><text:tab/></text:span><text:tab/><text:tab/><text:span text:style-name="T41">ReproducibilityClaim</text:span></text:p>
      <text:p text:style-name="P27"><text:tab/><text:tab/><text:tab/><text:span text:style-name="T9"><text:tab/><text:tab/><text:tab/><text:tab/><text:tab/></text:span><text:tab/><text:tab/><text:span text:style-name="T2">TestBasedValidityClaim</text:span></text:p>
      <text:p text:style-name="P12"/>
      <text:p text:style-name="P26"><text:tab/><text:span text:style-name="T9"><text:tab/><text:tab/><text:tab/></text:span><text:tab/><text:tab/><text:span text:style-name="T2">Ground</text:span></text:p>
      <text:p text:style-name="P43"><text:span text:style-name="T6"><text:tab/></text:span><text:span text:style-name="T7"><text:tab/><text:tab/><text:tab/><text:tab/></text:span><text:span text:style-name="T6"><text:tab/><text:tab/><text:tab/></text:span><text:span text:style-name="T43">Assessment</text:span><text:span text:style-name="T44"> (</text:span><text:span text:style-name="T45">epistemic</text:span><text:span text:style-name="T44">)</text:span></text:p>
      <text:p text:style-name="P12"><text:tab/><text:tab/><text:span text:style-name="T9"><text:tab/><text:tab/><text:tab/><text:tab/></text:span><text:tab/><text:tab/><text:span text:style-name="T2">BasicGround</text:span></text:p>
      <text:p text:style-name="P26"/>
      <text:p text:style-name="P26"><text:tab/><text:tab/><text:span text:style-name="T9"><text:tab/><text:tab/><text:tab/></text:span><text:tab/><text:span text:style-name="T17">Intention</text:span><text:span text:style-name="T19"> (agency)</text:span></text:p>
      <text:p text:style-name="P12"><text:tab/><text:span text:style-name="T9"><text:tab/><text:tab/><text:tab/><text:tab/></text:span><text:tab/><text:tab/><text:tab/><text:span text:style-name="T2">OptimizationProblem</text:span></text:p>
      <text:p text:style-name="P26"/>
      <text:p text:style-name="P26"><text:tab/><text:span text:style-name="T9"><text:tab/><text:tab/><text:tab/></text:span><text:tab/><text:tab/><text:span text:style-name="T2">Rule</text:span></text:p>
      <text:p text:style-name="P12"><text:tab/><text:tab/><text:span text:style-name="T9"><text:tab/><text:tab/><text:tab/><text:tab/></text:span><text:tab/><text:tab/><text:span text:style-name="T2">Law</text:span></text:p>
      <text:p text:style-name="P29"><text:tab/><text:tab/><text:span text:style-name="T9"><text:tab/><text:tab/><text:tab/><text:tab/><text:tab/></text:span><text:tab/><text:tab/><text:tab/><text:span text:style-name="T2">AbsoluteLaw</text:span></text:p>
      <text:p text:style-name="P29"><text:tab/><text:tab/><text:span text:style-name="T9"><text:tab/><text:tab/><text:tab/><text:tab/><text:tab/></text:span><text:tab/><text:tab/><text:tab/><text:span text:style-name="T2">QualifiedLaw</text:span></text:p>
      <text:p text:style-name="P12"/>
      <text:p text:style-name="P26"><text:tab/><text:span text:style-name="T9"><text:tab/><text:tab/><text:tab/></text:span><text:tab/><text:tab/><text:span text:style-name="T27">Topical</text:span><text:span text:style-name="T25"> (topic)</text:span></text:p>
      <text:p text:style-name="P12"><text:tab/><text:tab/><text:tab/><text:tab/><text:span text:style-name="T9"><text:tab/><text:tab/><text:tab/><text:tab/></text:span><text:span text:style-name="T26">Question</text:span></text:p>
      <text:p text:style-name="P29"><text:tab/><text:tab/><text:tab/><text:tab/><text:span text:style-name="T9"><text:tab/><text:tab/><text:tab/><text:tab/><text:tab/></text:span><text:tab/><text:span text:style-name="T24">ResearchQuestion</text:span></text:p>
      <text:p text:style-name="P12"/>
      <text:p text:style-name="P12"><text:tab/><text:span text:style-name="T9"><text:tab/><text:tab/><text:tab/><text:tab/></text:span><text:tab/><text:tab/><text:tab/><text:span text:style-name="T26">TopicalProduct</text:span></text:p>
      <text:p text:style-name="P26"/>
      <text:p text:style-name="P6"><text:tab/><text:span text:style-name="T9"><text:tab/><text:tab/></text:span><text:tab/><text:span text:style-name="T34">Structure</text:span><text:span text:style-name="T36"> (sign)</text:span></text:p>
      <text:p text:style-name="P6"/>
      <text:p text:style-name="P6"/>
      <text:p text:style-name="P6"/>
      <text:p text:style-name="P1">Item</text:p>
      <text:p text:style-name="P6"><text:tab/><text:span text:style-name="T9"><text:tab/></text:span><text:span text:style-name="T2">Process</text:span></text:p>
      <text:p text:style-name="P30"><text:tab/><text:span text:style-name="T9"><text:tab/><text:tab/></text:span><text:tab/><text:span text:style-name="T17">Action</text:span><text:span text:style-name="T18"> (agency)</text:span></text:p>
      <text:p text:style-name="P31"><text:tab/><text:tab/><text:span text:style-name="T9"><text:tab/><text:tab/><text:tab/></text:span><text:tab/><text:span text:style-name="T16">PurposefulAction</text:span></text:p>
      <text:p text:style-name="P13"><text:span text:style-name="T15"><text:tab/></text:span><text:span text:style-name="T20"><text:tab/><text:tab/><text:tab/><text:tab/></text:span><text:span text:style-name="T15"><text:tab/><text:tab/><text:tab/>ExpressiveAct</text:span></text:p>
      <text:p text:style-name="P32"/>
      <text:p text:style-name="P30"><text:tab/><text:span text:style-name="T9"><text:tab/><text:tab/></text:span><text:tab/><text:span text:style-name="T49">Cognition</text:span><text:span text:style-name="T48"> (semiotics)</text:span></text:p>
      <text:p text:style-name="P33"><text:tab/><text:span text:style-name="T9"><text:tab/><text:tab/><text:tab/></text:span><text:tab/><text:tab/><text:span text:style-name="T2">CognitiveAction</text:span></text:p>
      <text:p text:style-name="P14"/>
      <text:p text:style-name="P32"><text:tab/><text:tab/><text:span text:style-name="T9"><text:tab/><text:tab/><text:tab/></text:span><text:tab/><text:span text:style-name="T47">CognitiveChain</text:span></text:p>
      <text:p text:style-name="P15"><text:tab/><text:tab/><text:span text:style-name="T9"><text:tab/><text:tab/><text:tab/><text:tab/></text:span><text:tab/><text:tab/><text:span text:style-name="T2">GroundingChain</text:span></text:p>
      <text:p text:style-name="P15"><text:tab/><text:span text:style-name="T9"><text:tab/><text:tab/><text:tab/><text:tab/></text:span><text:tab/><text:tab/><text:tab/><text:span text:style-name="T46">CognitiveWorkflow</text:span></text:p>
      <text:p text:style-name="P35"><text:tab/><text:span text:style-name="T9"><text:tab/><text:tab/><text:tab/><text:tab/><text:tab/></text:span><text:tab/><text:tab/><text:tab/><text:tab/><text:span text:style-name="T2">ExperimentalWorkflow</text:span></text:p>
      <text:p text:style-name="P40"><text:span text:style-name="T1"><text:tab/><text:tab/></text:span><text:span text:style-name="T5"><text:tab/><text:tab/><text:tab/><text:tab/><text:tab/></text:span><text:span text:style-name="T1"><text:tab/><text:tab/><text:tab/></text:span><text:span text:style-name="T2">SimulationWorkflow</text:span></text:p>
      <text:p text:style-name="P36"/>
      <text:p text:style-name="P44"><text:span text:style-name="T7"><text:tab/><text:tab/><text:tab/><text:tab/><text:tab/><text:tab/></text:span><text:span text:style-name="T4">CognitiveStep</text:span></text:p>
      <text:p text:style-name="P14"><text:tab/><text:span text:style-name="T9"><text:tab/><text:tab/><text:tab/><text:tab/></text:span><text:tab/><text:tab/><text:tab/><text:span text:style-name="T2">CognitiveRupture</text:span></text:p>
      <text:p text:style-name="P16"><text:tab/><text:tab/><text:tab/><text:tab/><text:span text:style-name="T9"><text:tab/><text:tab/><text:tab/><text:tab/></text:span><text:span text:style-name="T2">Presupposition</text:span></text:p>
      <text:p text:style-name="P16"><text:tab/><text:tab/><text:tab/><text:span text:style-name="T9"><text:tab/><text:tab/><text:tab/><text:tab/></text:span><text:tab/><text:span text:style-name="T2">TriadicCognition</text:span></text:p>
      <text:p text:style-name="P37"><text:tab/><text:tab/><text:tab/><text:tab/><text:span text:style-name="T9"><text:tab/><text:tab/><text:tab/><text:tab/><text:tab/></text:span><text:tab/><text:span text:style-name="T2">GroundingStep</text:span></text:p>
      <text:p text:style-name="P37"><text:tab/><text:tab/><text:tab/><text:span text:style-name="T9"><text:tab/><text:tab/><text:tab/><text:tab/><text:tab/></text:span><text:tab/><text:tab/><text:span text:style-name="T47">SemanticChange</text:span></text:p>
      <text:p text:style-name="P38"><text:tab/><text:tab/><text:tab/><text:tab/><text:tab/><text:tab/><text:tab/><text:tab/><text:tab/><text:tab/><text:tab/><text:tab/><text:span text:style-name="T51">Metonymization</text:span></text:p>
      <text:p text:style-name="P45"/>
      <text:p text:style-name="P46"><text:tab/><text:tab/><text:tab/><text:span text:style-name="T9"><text:tab/><text:tab/><text:tab/><text:tab/><text:tab/></text:span><text:tab/><text:tab/><text:span text:style-name="T13">Semiosis</text:span></text:p>
      <text:p text:style-name="P47"><text:tab/><text:tab/><text:tab/><text:tab/><text:tab/><text:tab/><text:tab/><text:tab/><text:tab/><text:tab/><text:tab/><text:tab/>Interpretation</text:p>
      <text:p text:style-name="P47"><text:tab/><text:tab/><text:tab/><text:tab/><text:tab/><text:tab/><text:tab/><text:tab/><text:tab/><text:tab/><text:tab/><text:tab/>Perception</text:p>
      <text:p text:style-name="P49"><text:tab/><text:tab/><text:tab/><text:tab/><text:tab/><text:tab/><text:tab/><text:tab/><text:tab/><text:tab/><text:tab/><text:tab/>Telesis</text:p>
      <text:p text:style-name="P48"/>
      <text:p text:style-name="P32"><text:tab/><text:span text:style-name="T9"><text:tab/><text:tab/><text:tab/></text:span><text:tab/><text:tab/><text:span text:style-name="T47">Communication</text:span></text:p>
      <text:p text:style-name="P34"><text:tab/><text:tab/><text:span text:style-name="T9"><text:tab/><text:tab/><text:tab/></text:span><text:tab/><text:span text:style-name="T2">GroundedCogni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venir Next" svg:font-family="'Avenir Next'" style:font-pitch="variable"/>
    <style:font-face style:name="Avenir Next Demi Bold" svg:font-family="'Avenir Next Demi Bold'" style:font-adornments="Demi 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n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n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7cm" fo:margin-bottom="1cm" fo:margin-left="1.6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in Thomas Horsch</meta:initial-creator>
    <meta:creation-date>2024-08-05T14:50:12.070290112</meta:creation-date>
    <meta:generator>LibreOffice/6.4.7.2$Linux_X86_64 LibreOffice_project/40$Build-2</meta:generator>
    <dc:date>2024-08-13T16:38:12.928203637</dc:date>
    <dc:creator>Martin Thomas Horsch</dc:creator>
    <meta:editing-duration>PT1H49M41S</meta:editing-duration>
    <meta:editing-cycles>54</meta:editing-cycles>
    <meta:document-statistic meta:table-count="0" meta:image-count="0" meta:object-count="0" meta:page-count="2" meta:paragraph-count="99" meta:word-count="126" meta:character-count="2211" meta:non-whitespace-character-count="1440"/>
  </office:meta>
</office:document-meta>
</file>